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i>U</mi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MaxUnitPrice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sub>
                <mi>P</mi>
                <mi mathvariant="italic">Max</mi>
              </msub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frac>
                <mrow>
                  <mi mathvariant="italic">BW</mi>
                </mrow>
                <mrow>
                  <msup>
                    <mi>N</mi>
                    <mi>D</mi>
                  </msup>
                </mrow>
              </mfrac>
            </mrow>
          </mrow>
        </mtd>
      </mtr>
      <mtr>
        <mtd>
          <mrow>
            <mi>N</mi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sub>
                <mi>log</mi>
                <mi>D</mi>
              </msub>
            </mrow>
            <mrow>
              <mo stretchy="false">(</mo>
              <mrow>
                <mfrac>
                  <mi mathvariant="italic">BW</mi>
                  <mrow>
                    <mi>P</mi>
                  </mrow>
                </mfrac>
              </mrow>
              <mo stretchy="false">)</mo>
            </mrow>
          </mrow>
        </mtd>
      </mtr>
      <mtr>
        <mtd>
          <mrow>
            <mi mathvariant="italic">QuantityDemanded</mi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row>
                <munderover>
                  <mo stretchy="false">∑</mo>
                  <mn>0</mn>
                  <mi>A</mi>
                </munderover>
                <mi>N</mi>
              </mrow>
            </mrow>
            <mrow>
              <mo stretchy="false">(</mo>
              <mrow>
                <mi>P</mi>
              </mrow>
              <mo stretchy="false">)</mo>
            </mrow>
          </mrow>
        </mtd>
      </mtr>
      <mtr>
        <mtd>
          <mrow>
            <msub>
              <mi>Q</mi>
              <mi>d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n>0</mn>
                  </mrow>
                  <mrow>
                    <mi>A</mi>
                  </mrow>
                </munderover>
                <msub>
                  <mi>log</mi>
                  <mi>D</mi>
                </msub>
              </mrow>
            </mrow>
            <mrow>
              <mo stretchy="false">(</mo>
              <mrow>
                <mfrac>
                  <mi mathvariant="italic">BW</mi>
                  <mrow>
                    <mi>P</mi>
                  </mrow>
                </mfrac>
              </mrow>
              <mo stretchy="false">)</mo>
            </mrow>
          </mrow>
        </mtd>
      </mtr>
      <mtr>
        <mtd>
          <mrow>
            <msub>
              <mi>Q</mi>
              <mi>d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row>
                <munderover>
                  <mo stretchy="false">∑</mo>
                  <mn>0</mn>
                  <mi>A</mi>
                </munderover>
                <msub>
                  <mi>log</mi>
                  <mi>D</mi>
                </msub>
              </mrow>
            </mrow>
            <mrow>
              <mrow>
                <mo stretchy="false">(</mo>
                <mrow>
                  <mi mathvariant="italic">BW</mi>
                </mrow>
                <mo stretchy="false">)</mo>
              </mrow>
              <mo stretchy="false">−</mo>
              <msub>
                <mi>log</mi>
                <mi>D</mi>
              </msub>
            </mrow>
            <mrow>
              <mo stretchy="false">(</mo>
              <mrow>
                <mi>P</mi>
              </mrow>
              <mo stretchy="false">)</mo>
            </mrow>
          </mrow>
        </mtd>
      </mtr>
      <mtr>
        <mtd>
          <mrow>
            <msub>
              <mi>Q</mi>
              <mi>d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row>
                <munderover>
                  <mo stretchy="false">∑</mo>
                  <mn>0</mn>
                  <mi>A</mi>
                </munderover>
                <msub>
                  <mi>log</mi>
                  <mi>D</mi>
                </msub>
              </mrow>
            </mrow>
            <mrow>
              <mrow>
                <mo stretchy="false">(</mo>
                <mrow>
                  <mi>B</mi>
                </mrow>
                <mo stretchy="false">)</mo>
              </mrow>
              <mo stretchy="false">+</mo>
              <msub>
                <mi>log</mi>
                <mi>D</mi>
              </msub>
            </mrow>
            <mrow>
              <mrow>
                <mo stretchy="false">(</mo>
                <mrow>
                  <mi>W</mi>
                </mrow>
                <mo stretchy="false">)</mo>
              </mrow>
              <mo stretchy="false">−</mo>
              <msub>
                <mi>log</mi>
                <mi>D</mi>
              </msub>
            </mrow>
            <mrow>
              <mo stretchy="false">(</mo>
              <mrow>
                <mi>P</mi>
              </mrow>
              <mo stretchy="false">)</mo>
            </mrow>
          </mrow>
        </mtd>
      </mtr>
      <mtr>
        <mtd>
          <mrow>
            <msub>
              <mi>Q</mi>
              <mi>d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=</mo>
              <mi>A</mi>
            </mrow>
            <msub>
              <mi>log</mi>
              <mi>D</mi>
            </msub>
            <mrow>
              <mrow>
                <mo stretchy="false">(</mo>
                <mrow>
                  <mi>B</mi>
                </mrow>
                <mo stretchy="false">)</mo>
              </mrow>
              <mo stretchy="false">−</mo>
              <mi>A</mi>
            </mrow>
            <msub>
              <mi>log</mi>
              <mi>D</mi>
            </msub>
            <mrow>
              <mrow>
                <mo stretchy="false">(</mo>
                <mrow>
                  <mi>P</mi>
                </mrow>
                <mo stretchy="false">)</mo>
              </mrow>
              <mo stretchy="false">+</mo>
              <mrow>
                <munderover>
                  <mo stretchy="false">∑</mo>
                  <mn>0</mn>
                  <mi>A</mi>
                </munderover>
                <msub>
                  <mi>log</mi>
                  <mi>D</mi>
                </msub>
              </mrow>
            </mrow>
            <mrow>
              <mo stretchy="false">(</mo>
              <mrow>
                <mi>W</mi>
              </mrow>
              <mo stretchy="false">)</mo>
            </mrow>
          </mrow>
        </mtd>
      </mtr>
    </mtable>
    <annotation encoding="StarMath 5.0">U'(N)= MaxUnitPrice(N) = P_Max(N) = {BW} over {N^D}
newline
N(P) = log_D(BW over {P})
newline
QuantityDemanded(P) = sum from 0 to A N(P)
newline
Q_d (P) = sum from {0} to {A} log_D(BW over {P}) 
newline
Q_d (P) = sum from 0 to A log_D (BW) - log_D (P)
newline
Q_d (P) = sum from 0 to A log_D (B) + log_D(W) - log_D (P)
newline
Q_d (P) = A log_D (B) - A log_D (P) + sum from 0 to A log_D(W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8T23:31:09.30</meta:creation-date>
    <meta:generator>OpenOffice/4.1.13$Win32 OpenOffice.org_project/4113m1$Build-9810</meta:generator>
  </office:meta>
</office:document-meta>
</file>